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fo:text-align="center" style:justify-single-word="false"/>
      <style:text-properties fo:font-weight="bold" officeooo:rsid="0039f00c" officeooo:paragraph-rsid="0039f00c" style:font-weight-asian="bold" style:font-weight-complex="bold"/>
    </style:style>
    <style:style style:name="P2" style:family="paragraph" style:parent-style-name="Text_20_body">
      <style:paragraph-properties fo:text-align="justify" style:justify-single-word="false"/>
      <style:text-properties officeooo:rsid="005666ca" officeooo:paragraph-rsid="005666ca"/>
    </style:style>
    <style:style style:name="P3" style:family="paragraph" style:parent-style-name="Text_20_body">
      <style:paragraph-properties fo:text-align="center" style:justify-single-word="false"/>
      <style:text-properties officeooo:rsid="001f6db3" officeooo:paragraph-rsid="001f6db3"/>
    </style:style>
    <style:style style:name="P4" style:family="paragraph" style:parent-style-name="Text_20_body">
      <style:text-properties officeooo:paragraph-rsid="0057f1d5"/>
    </style:style>
    <style:style style:name="P5" style:family="paragraph" style:parent-style-name="Text_20_body">
      <style:text-properties officeooo:paragraph-rsid="0059b2ab"/>
    </style:style>
    <style:style style:name="P6" style:family="paragraph" style:parent-style-name="Text_20_body">
      <style:text-properties officeooo:rsid="005c0c8f" officeooo:paragraph-rsid="005c0c8f"/>
    </style:style>
    <style:style style:name="P7" style:family="paragraph" style:parent-style-name="Text_20_body">
      <style:text-properties officeooo:paragraph-rsid="00665716"/>
    </style:style>
    <style:style style:name="P8" style:family="paragraph" style:parent-style-name="Text_20_body">
      <style:text-properties officeooo:rsid="00689787" officeooo:paragraph-rsid="00689787"/>
    </style:style>
    <style:style style:name="P9" style:family="paragraph" style:parent-style-name="Text_20_body">
      <style:text-properties officeooo:rsid="006b8d93" officeooo:paragraph-rsid="006b8d93"/>
    </style:style>
    <style:style style:name="P10" style:family="paragraph" style:parent-style-name="Text_20_body">
      <style:text-properties officeooo:rsid="006c6bb6" officeooo:paragraph-rsid="006cbd34"/>
    </style:style>
    <style:style style:name="P11" style:family="paragraph" style:parent-style-name="Text_20_body">
      <style:text-properties officeooo:rsid="00469edc" officeooo:paragraph-rsid="0071d5a0"/>
    </style:style>
    <style:style style:name="P12" style:family="paragraph" style:parent-style-name="Text_20_body">
      <style:text-properties officeooo:rsid="006f79d1" officeooo:paragraph-rsid="006f79d1"/>
    </style:style>
    <style:style style:name="P13" style:family="paragraph" style:parent-style-name="Text_20_body">
      <style:text-properties officeooo:rsid="0071d5a0" officeooo:paragraph-rsid="0071d5a0"/>
    </style:style>
    <style:style style:name="P14" style:family="paragraph" style:parent-style-name="Title">
      <style:paragraph-properties fo:text-align="center" style:justify-single-word="false"/>
      <style:text-properties fo:font-size="16pt" officeooo:rsid="001837a4" style:font-size-asian="16pt" style:font-size-complex="16pt"/>
    </style:style>
    <style:style style:name="P15" style:family="paragraph" style:parent-style-name="Программный_20_код">
      <style:text-properties officeooo:paragraph-rsid="0057f1d5"/>
    </style:style>
    <style:style style:name="P16" style:family="paragraph" style:parent-style-name="Программный_20_код">
      <style:text-properties officeooo:rsid="0059b2ab" officeooo:paragraph-rsid="0059b2ab"/>
    </style:style>
    <style:style style:name="P17" style:family="paragraph" style:parent-style-name="Программный_20_код">
      <style:text-properties officeooo:paragraph-rsid="005c0c8f"/>
    </style:style>
    <style:style style:name="P18" style:family="paragraph" style:parent-style-name="Программный_20_код">
      <style:text-properties officeooo:paragraph-rsid="006213b0"/>
    </style:style>
    <style:style style:name="P19" style:family="paragraph" style:parent-style-name="Программный_20_код">
      <style:text-properties officeooo:rsid="00647a39" officeooo:paragraph-rsid="00647a39"/>
    </style:style>
    <style:style style:name="P20" style:family="paragraph" style:parent-style-name="Программный_20_код">
      <style:text-properties officeooo:paragraph-rsid="00647a39"/>
    </style:style>
    <style:style style:name="P21" style:family="paragraph" style:parent-style-name="Программный_20_код">
      <style:text-properties officeooo:rsid="00665716" officeooo:paragraph-rsid="00665716"/>
    </style:style>
    <style:style style:name="P22" style:family="paragraph" style:parent-style-name="Программный_20_код">
      <style:text-properties officeooo:rsid="0066eb1a" officeooo:paragraph-rsid="0066eb1a"/>
    </style:style>
    <style:style style:name="P23" style:family="paragraph" style:parent-style-name="Программный_20_код">
      <style:text-properties officeooo:rsid="00689787" officeooo:paragraph-rsid="00689787"/>
    </style:style>
    <style:style style:name="P24" style:family="paragraph" style:parent-style-name="Программный_20_код">
      <style:text-properties officeooo:paragraph-rsid="0066eb1a"/>
    </style:style>
    <style:style style:name="P25" style:family="paragraph" style:parent-style-name="Программный_20_код">
      <style:text-properties officeooo:rsid="006c6bb6" officeooo:paragraph-rsid="006c6bb6"/>
    </style:style>
    <style:style style:name="P26" style:family="paragraph" style:parent-style-name="Программный_20_код">
      <style:text-properties officeooo:rsid="006e1a29" officeooo:paragraph-rsid="006e1a29"/>
    </style:style>
    <style:style style:name="P27" style:family="paragraph" style:parent-style-name="Программный_20_код">
      <style:text-properties officeooo:rsid="006e1a29" officeooo:paragraph-rsid="006f79d1"/>
    </style:style>
    <style:style style:name="P28" style:family="paragraph" style:parent-style-name="Перечисление">
      <style:text-properties officeooo:paragraph-rsid="0057f1d5"/>
    </style:style>
    <style:style style:name="P29" style:family="paragraph" style:parent-style-name="Перечисление">
      <style:paragraph-properties fo:text-align="justify" style:justify-single-word="false"/>
    </style:style>
    <style:style style:name="P30" style:family="paragraph" style:parent-style-name="Перечисление">
      <style:paragraph-properties fo:text-align="justify" style:justify-single-word="false"/>
      <style:text-properties officeooo:paragraph-rsid="00665716"/>
    </style:style>
    <style:style style:name="P31" style:family="paragraph" style:parent-style-name="Перечисление">
      <style:paragraph-properties fo:text-align="justify" style:justify-single-word="false"/>
      <style:text-properties officeooo:rsid="00665716" officeooo:paragraph-rsid="00665716"/>
    </style:style>
    <style:style style:name="P32" style:family="paragraph" style:parent-style-name="Перечисление">
      <style:paragraph-properties fo:text-align="justify" style:justify-single-word="false"/>
      <style:text-properties officeooo:rsid="006b8d93" officeooo:paragraph-rsid="006b8d93"/>
    </style:style>
    <style:style style:name="P33" style:family="paragraph" style:parent-style-name="Перечисление">
      <style:text-properties officeooo:paragraph-rsid="006cbd34"/>
    </style:style>
    <style:style style:name="P34" style:family="paragraph" style:parent-style-name="Пример_20_команды">
      <style:text-properties officeooo:paragraph-rsid="0057f1d5"/>
    </style:style>
    <style:style style:name="P35" style:family="paragraph" style:parent-style-name="Пример_20_команды">
      <style:text-properties officeooo:paragraph-rsid="006f79d1"/>
    </style:style>
    <style:style style:name="P36" style:family="paragraph" style:parent-style-name="Перечисление" style:master-page-name="">
      <style:paragraph-properties fo:margin-left="11cm" fo:margin-right="0cm" fo:margin-top="0.101cm" fo:margin-bottom="0.101cm" style:contextual-spacing="false" fo:line-height="120%" fo:text-align="start" style:justify-single-word="false" fo:text-indent="0cm" style:auto-text-indent="false" style:page-number="auto"/>
      <style:text-properties fo:font-style="italic" style:font-style-asian="italic" style:font-style-complex="italic"/>
    </style:style>
    <style:style style:name="P37" style:family="paragraph" style:parent-style-name="Перечисление">
      <style:paragraph-properties fo:margin-left="11cm" fo:margin-right="0cm" fo:margin-top="0.101cm" fo:margin-bottom="0.101cm" style:contextual-spacing="false" fo:line-height="120%" fo:text-align="start" style:justify-single-word="false" fo:text-indent="0cm" style:auto-text-indent="false"/>
      <style:text-properties fo:font-style="italic" style:font-style-asian="italic" style:font-style-complex="italic"/>
    </style:style>
    <style:style style:name="P38" style:family="paragraph" style:parent-style-name="Heading_20_2">
      <style:text-properties officeooo:rsid="0057f1d5" officeooo:paragraph-rsid="00193606"/>
    </style:style>
    <style:style style:name="P39" style:family="paragraph" style:parent-style-name="Heading_20_2">
      <style:text-properties officeooo:rsid="003d2c1a" officeooo:paragraph-rsid="0066ae9e"/>
    </style:style>
    <style:style style:name="P40" style:family="paragraph" style:parent-style-name="Heading_20_2">
      <style:text-properties officeooo:rsid="0020d2f0" officeooo:paragraph-rsid="0020d2f0"/>
    </style:style>
    <style:style style:name="P41" style:family="paragraph" style:parent-style-name="Heading_20_2">
      <style:text-properties officeooo:rsid="0020d2f0" officeooo:paragraph-rsid="005b79ad"/>
    </style:style>
    <style:style style:name="P42" style:family="paragraph" style:parent-style-name="Программный_20_код">
      <style:text-properties officeooo:rsid="0066eb1a" officeooo:paragraph-rsid="0066eb1a"/>
    </style:style>
    <style:style style:name="P43" style:family="paragraph" style:parent-style-name="Программный_20_код">
      <style:text-properties officeooo:rsid="006e1a29" officeooo:paragraph-rsid="006e1a29"/>
    </style:style>
    <style:style style:name="P44" style:family="paragraph" style:parent-style-name="Программный_20_код">
      <style:text-properties officeooo:rsid="006c6bb6" officeooo:paragraph-rsid="006c6bb6"/>
    </style:style>
    <style:style style:name="P45" style:family="paragraph" style:parent-style-name="Text_20_body" style:list-style-name="L2">
      <style:text-properties officeooo:rsid="00665716" officeooo:paragraph-rsid="00665716"/>
    </style:style>
    <style:style style:name="P46" style:family="paragraph" style:parent-style-name="Text_20_body">
      <style:text-properties officeooo:rsid="0071d5a0" officeooo:paragraph-rsid="0071d5a0"/>
    </style:style>
    <style:style style:name="P47" style:family="paragraph" style:parent-style-name="Text_20_body">
      <style:text-properties officeooo:paragraph-rsid="00773d1b"/>
    </style:style>
    <style:style style:name="P48" style:family="paragraph" style:parent-style-name="Text_20_body">
      <style:text-properties officeooo:paragraph-rsid="00796d33"/>
    </style:style>
    <style:style style:name="P49" style:family="paragraph" style:parent-style-name="Text_20_body">
      <style:text-properties officeooo:rsid="006fa1ef" officeooo:paragraph-rsid="006fa1ef"/>
    </style:style>
    <style:style style:name="P50" style:family="paragraph" style:parent-style-name="Text_20_body">
      <style:text-properties officeooo:rsid="006fa1ef" officeooo:paragraph-rsid="007aa5eb"/>
    </style:style>
    <style:style style:name="P51" style:family="paragraph" style:parent-style-name="Text_20_body">
      <style:text-properties officeooo:rsid="007aa5eb" officeooo:paragraph-rsid="007aa5eb"/>
    </style:style>
    <style:style style:name="P52" style:family="paragraph" style:parent-style-name="Text_20_body">
      <style:paragraph-properties fo:margin-left="0cm" fo:margin-right="0cm" fo:text-indent="0cm" style:auto-text-indent="false"/>
      <style:text-properties fo:font-size="10pt" officeooo:rsid="001de145" officeooo:paragraph-rsid="0071d5a0" style:font-size-asian="8.75pt" style:font-size-complex="10pt"/>
    </style:style>
    <style:style style:name="P53" style:family="paragraph" style:parent-style-name="Перечисление">
      <style:paragraph-properties fo:text-align="justify" style:justify-single-word="false"/>
      <style:text-properties officeooo:paragraph-rsid="00773d1b"/>
    </style:style>
    <style:style style:name="P54" style:family="paragraph" style:parent-style-name="Перечисление" style:list-style-name="L3">
      <style:text-properties officeooo:paragraph-rsid="0059b2ab"/>
    </style:style>
    <style:style style:name="T1" style:family="text">
      <style:text-properties fo:font-weight="bold" style:font-weight-asian="bold" style:font-weight-complex="bold"/>
    </style:style>
    <style:style style:name="T2" style:family="text">
      <style:text-properties fo:font-weight="bold" officeooo:rsid="005c0c8f" style:font-weight-asian="bold" style:font-weight-complex="bold"/>
    </style:style>
    <style:style style:name="T3" style:family="text">
      <style:text-properties fo:font-weight="bold" officeooo:rsid="005e0b67" style:font-weight-asian="bold" style:font-weight-complex="bold"/>
    </style:style>
    <style:style style:name="T4" style:family="text">
      <style:text-properties fo:font-weight="bold" officeooo:rsid="0071d5a0" style:font-weight-asian="bold" style:font-weight-complex="bold"/>
    </style:style>
    <style:style style:name="T5" style:family="text">
      <style:text-properties fo:font-weight="bold" officeooo:rsid="0059b2ab" style:font-weight-asian="bold" style:font-weight-complex="bold"/>
    </style:style>
    <style:style style:name="T6" style:family="text">
      <style:text-properties style:font-name="Liberation Mono" fo:font-size="9pt" style:font-size-asian="9pt" style:font-size-complex="9pt"/>
    </style:style>
    <style:style style:name="T7" style:family="text">
      <style:text-properties style:font-name="Liberation Mono" fo:font-size="9pt" officeooo:rsid="003f269a" style:font-size-asian="9pt" style:font-size-complex="9pt"/>
    </style:style>
    <style:style style:name="T8" style:family="text">
      <style:text-properties style:font-name="Liberation Mono" fo:font-size="9pt" officeooo:rsid="005c0c8f" style:font-size-asian="9pt" style:font-size-complex="9pt"/>
    </style:style>
    <style:style style:name="T9" style:family="text">
      <style:text-properties style:font-name="Liberation Mono" fo:font-size="9pt" officeooo:rsid="005e0b67" style:font-size-asian="9pt" style:font-size-complex="9pt"/>
    </style:style>
    <style:style style:name="T10" style:family="text">
      <style:text-properties style:font-name="Liberation Mono" fo:font-size="9pt" officeooo:rsid="0059b2ab" style:font-size-asian="9pt" style:font-size-complex="9pt"/>
    </style:style>
    <style:style style:name="T11" style:family="text">
      <style:text-properties style:font-name="Liberation Mono" fo:font-size="9pt" officeooo:rsid="005ecdb0" style:font-size-asian="9pt" style:font-size-complex="9pt"/>
    </style:style>
    <style:style style:name="T12" style:family="text">
      <style:text-properties style:font-name="Liberation Mono" fo:font-size="9pt" officeooo:rsid="006213b0" style:font-size-asian="9pt" style:font-size-complex="9pt"/>
    </style:style>
    <style:style style:name="T13" style:family="text">
      <style:text-properties style:font-name="Liberation Mono" fo:font-size="9pt" officeooo:rsid="00665716" style:font-size-asian="9pt" style:font-size-complex="9pt"/>
    </style:style>
    <style:style style:name="T14" style:family="text">
      <style:text-properties style:font-name="Liberation Mono" fo:font-size="9pt" officeooo:rsid="00703bb6" style:font-size-asian="9pt" style:font-size-complex="9pt"/>
    </style:style>
    <style:style style:name="T15" style:family="text">
      <style:text-properties style:font-name="Liberation Mono" fo:font-size="9pt" officeooo:rsid="0066ae9e" style:font-size-asian="9pt" style:font-size-complex="9pt"/>
    </style:style>
    <style:style style:name="T16" style:family="text">
      <style:text-properties style:font-name="Liberation Mono" fo:font-size="9pt" officeooo:rsid="025ad185" style:font-size-asian="9pt" style:font-size-complex="9pt"/>
    </style:style>
    <style:style style:name="T17" style:family="text">
      <style:text-properties style:font-name="Liberation Mono" fo:font-size="9pt" officeooo:rsid="006fa1ef" style:font-size-asian="9pt" style:font-size-complex="9pt"/>
    </style:style>
    <style:style style:name="T18" style:family="text">
      <style:text-properties style:font-name="Liberation Mono" fo:font-size="9pt" officeooo:rsid="00773d1b" style:font-size-asian="9pt" style:font-size-complex="9pt"/>
    </style:style>
    <style:style style:name="T19" style:family="text">
      <style:text-properties style:font-name="Liberation Mono" fo:font-size="9pt" style:font-size-asian="10.8000001907349pt" style:font-size-complex="10.8000001907349pt"/>
    </style:style>
    <style:style style:name="T20" style:family="text">
      <style:text-properties style:font-name="Liberation Mono" fo:font-size="8pt" officeooo:rsid="005c0c8f" style:font-size-asian="8pt" style:font-size-complex="8pt"/>
    </style:style>
    <style:style style:name="T21" style:family="text">
      <style:text-properties style:font-name="Liberation Mono" officeooo:rsid="006fa1ef"/>
    </style:style>
    <style:style style:name="T22" style:family="text">
      <style:text-properties officeooo:rsid="0043e405"/>
    </style:style>
    <style:style style:name="T23" style:family="text">
      <style:text-properties officeooo:rsid="005666ca"/>
    </style:style>
    <style:style style:name="T24" style:family="text">
      <style:text-properties officeooo:rsid="025a0ad3"/>
    </style:style>
    <style:style style:name="T25" style:family="text">
      <style:text-properties officeooo:rsid="025ad185"/>
    </style:style>
    <style:style style:name="T26" style:family="text">
      <style:text-properties officeooo:rsid="0059b2ab"/>
    </style:style>
    <style:style style:name="T27" style:family="text">
      <style:text-properties officeooo:rsid="005b79ad"/>
    </style:style>
    <style:style style:name="T28" style:family="text">
      <style:text-properties officeooo:rsid="005c0c8f"/>
    </style:style>
    <style:style style:name="T29" style:family="text">
      <style:text-properties fo:font-size="8pt" style:font-size-asian="8pt" style:font-size-complex="8pt"/>
    </style:style>
    <style:style style:name="T30" style:family="text">
      <style:text-properties fo:font-size="8pt" officeooo:rsid="005c0c8f" style:font-size-asian="8pt" style:font-size-complex="8pt"/>
    </style:style>
    <style:style style:name="T31" style:family="text">
      <style:text-properties officeooo:rsid="005e0b67"/>
    </style:style>
    <style:style style:name="T32" style:family="text">
      <style:text-properties officeooo:rsid="005ecdb0"/>
    </style:style>
    <style:style style:name="T33" style:family="text">
      <style:text-properties officeooo:rsid="0060835c"/>
    </style:style>
    <style:style style:name="T34" style:family="text">
      <style:text-properties officeooo:rsid="006213b0"/>
    </style:style>
    <style:style style:name="T35" style:family="text">
      <style:text-properties officeooo:rsid="00646294"/>
    </style:style>
    <style:style style:name="T36" style:family="text">
      <style:text-properties officeooo:rsid="00647a39"/>
    </style:style>
    <style:style style:name="T37" style:family="text">
      <style:text-properties officeooo:rsid="00665716"/>
    </style:style>
    <style:style style:name="T38" style:family="text">
      <style:text-properties officeooo:rsid="0066ae9e"/>
    </style:style>
    <style:style style:name="T39" style:family="text">
      <style:text-properties officeooo:rsid="006cbd34"/>
    </style:style>
    <style:style style:name="T40" style:family="text">
      <style:text-properties officeooo:rsid="006f79d1"/>
    </style:style>
    <style:style style:name="T41" style:family="text">
      <style:text-properties officeooo:rsid="006fa1ef"/>
    </style:style>
    <style:style style:name="T42" style:family="text">
      <style:text-properties officeooo:rsid="00703bb6"/>
    </style:style>
    <style:style style:name="T43" style:family="text">
      <style:text-properties officeooo:rsid="0071d5a0"/>
    </style:style>
    <style:style style:name="T44" style:family="text">
      <style:text-properties officeooo:rsid="00726213"/>
    </style:style>
    <style:style style:name="T45" style:family="text">
      <style:text-properties officeooo:rsid="00773d1b"/>
    </style:style>
    <style:style style:name="T46" style:family="text">
      <style:text-properties fo:font-weight="normal" style:font-weight-asian="normal" style:font-weight-complex="normal"/>
    </style:style>
    <style:style style:name="T47" style:family="text">
      <style:text-properties fo:font-weight="normal" officeooo:rsid="00773d1b" style:font-weight-asian="normal" style:font-weight-complex="normal"/>
    </style:style>
    <style:style style:name="T48" style:family="text">
      <style:text-properties officeooo:rsid="0077afa2"/>
    </style:style>
    <style:style style:name="T49" style:family="text">
      <style:text-properties officeooo:rsid="00796d33"/>
    </style:style>
    <style:style style:name="T50" style:family="text">
      <style:text-properties style:font-name="Liberation Mono" officeooo:rsid="0071d5a0"/>
    </style:style>
    <style:style style:name="T51" style:family="text">
      <style:text-properties style:font-name="Liberation Mono" fo:font-size="9pt" officeooo:rsid="0071d5a0" style:font-size-asian="9pt" style:font-size-complex="9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span text:style-name="T23">Добавить системный вызов </text:span><text:s/></text:p>
      <text:p text:style-name="P1">Часть <text:span text:style-name="T23">4</text:span>.</text:p>
      <text:p text:style-name="P3">Редакция <text:span text:style-name="T23">04</text:span> от <text:span text:style-name="T23">07.1</text:span>0.2015</text:p>
      <text:p text:style-name="P36">- <text:span text:style-name="T23">Что-то беспокоит меня Гондурас...</text:span></text:p>
      <text:p text:style-name="P37">- Беспокоит? А ты его не чеши.</text:p>
      <text:p text:style-name="P2">В предыдущих частях обсуждения мы рассматривали как, используя возможность поменять содержимое <text:span text:style-name="T7">sys_call_table</text:span>, <text:span text:style-name="T1">изменить</text:span> поведение того или иного системного вызова Linux. Сейчас мы продолжим эксперименты в сторону того, можно ли (и как) динамически <text:span text:style-name="T1">добавить</text:span> новый системный вызов в целях вашего программного проекта. </text:p>
      <text:p text:style-name="P2">Мы не станем акцентироваться на вопросе «зачем?» — в программировании последнее дело спрашивать «зачем?», нужно спрашивать «как?»: если какая-то техника вам не близка — вы её просто не используйте. Но тем не мене, мы вернёмся коротко к этому к концу, в обсуждении. </text:p>
      <text:h text:style-name="P38" text:outline-level="2">Как это выглядит? </text:h>
      <text:p text:style-name="P5"><text:span text:style-name="T26">При общей похожести на </text:span>обсуждавш<text:span text:style-name="T26">и</text:span>еся <text:span text:style-name="T26">ранее </text:span>пример<text:span text:style-name="T26">ы</text:span> подмены системного вызова, эта задача, при всём её сходстве, имеет некоторые отягчающие особенности:</text:p>
      <text:list xml:id="list7646753586741617124" text:style-name="L3">
        <text:list-item>
          <text:p text:style-name="P54">Размер оригинальной таблицы системных вызовов <text:span text:style-name="T6">sys_call_table</text:span> <text:span text:style-name="T45">медленно но монотонно</text:span> увеличивается от версии к версии ядра и <text:span text:style-name="T24">существенно </text:span>зависит от конкретной процессорной платформы.</text:p>
        </text:list-item>
        <text:list-item>
          <text:p text:style-name="P54">Константа, задающая размерность <text:span text:style-name="T26">этой </text:span>таблицы (известная в ядре как <text:span text:style-name="T6">__NR_syscall_max</text:span>, <text:span text:style-name="T26">или в некоторых новых версиях как </text:span><text:span text:style-name="T10">__NR_syscalls</text:span><text:span text:style-name="T26">)</text:span>, <text:span text:style-name="T45">объявлена</text:span> <text:span text:style-name="T1">препроцессорной</text:span> константой <text:span text:style-name="T26">(макросом) </text:span>периода компиляции, и неизвестна <text:span text:style-name="T26">во время </text:span>выполнения (по крайней мере, мне неизвестна).</text:p>
        </text:list-item>
        <text:list-item>
          <text:p text:style-name="P54">Пытаясь добавить собственн<text:span text:style-name="T26">ую точку входа </text:span><text:span text:style-name="T5">в конец</text:span><text:span text:style-name="T26"> таблицы, </text:span>мы<text:span text:style-name="T26"> имеем существенные риск</text:span> выйти за пределы <text:span text:style-name="T26">области, выделенной </text:span>таблиц<text:span text:style-name="T26">е — этого делать нельзя!</text:span> </text:p>
        </text:list-item>
      </text:list>
      <text:p text:style-name="Перечисление">Размер таблицы <text:span text:style-name="T6">sys_call_table</text:span> достаточно велик, и <text:span text:style-name="T26">он </text:span>меняется от версии к версии ядра <text:span text:style-name="T28">(версия 3.13), вот его очень </text:span><text:span text:style-name="T2">грубая</text:span><text:span text:style-name="T28"> оценка</text:span>:</text:p>
      <text:p text:style-name="Пример_20_команды">$ cat /proc/kallsyms | grep ' sys_' | grep T | wc -l </text:p>
      <text:p text:style-name="P16">357 </text:p>
      <text:p text:style-name="P6">О версиях ядра в этой части <text:span text:style-name="T45">обсуждения</text:span> придётся упоминать постоянно: то, что определялось в заголовочном файле предыдуще версии, может <text:span text:style-name="T45">к</text:span> следующей <text:span text:style-name="T45">версии </text:span>определяться по-другому и совсем в другом месте (файле), а то и вовсе явно не определяться. <text:span text:style-name="T45">Это обычная практика в кодах ядра.</text:span> Но при <text:span text:style-name="T45">всём </text:span>том, все основные принципы и зависимости остаются неизменными <text:span text:style-name="T45">от версии к версии</text:span>.</text:p>
      <text:p text:style-name="P4">Смягчает выше перечисленные ограничивающие обстоятельства то, что таблица системных вызовов <text:span text:style-name="T1">не плотная</text:span>, <text:span text:style-name="T45">достаточно сильно </text:span><text:span text:style-name="T2">разреженная</text:span><text:span text:style-name="T28">, </text:span>в ней есть не использующиеся позиции (<text:span text:style-name="T1">оставшиеся</text:span> от устаревших системных вызовов и <text:span text:style-name="T28">не поддерживаемых в настоящее время</text:span>). <text:span text:style-name="T1">Все</text:span> такие позиции заполнены одни адресом — указателем на функцию обработчика нереализованных вызовов <text:span text:style-name="T6">sys_ni_syscall</text:span><text:span text:style-name="T18">()</text:span>:</text:p>
      <text:p text:style-name="P34">$ cat /proc/kallsyms | grep sys_ni_syscall </text:p>
      <text:p text:style-name="P15">c045b9a8 T sys_ni_syscall </text:p>
      <text:p text:style-name="P53"><text:span text:style-name="T28">А сам системный вызов </text:span><text:span text:style-name="T8">sys_ni_syscall</text:span><text:span text:style-name="T18">()</text:span><text:span text:style-name="T28"> определён как-то так:</text:span></text:p>
      <text:p text:style-name="P17"><text:span text:style-name="T30">asmlinkage </text:span><text:span text:style-name="T29">long </text:span><text:span text:style-name="T20">sys_ni_syscall</text:span><text:span text:style-name="T29">( void ) </text:span>{</text:p>
      <text:p text:style-name="Программный_20_код"><text:s text:c="3"/>return -<text:span text:style-name="T28">ENOSYS</text:span>;</text:p>
      <text:p text:style-name="Программный_20_код">}</text:p>
      <text:p text:style-name="Программный_20_код"/>
      <text:p text:style-name="Text_20_body"><text:soft-page-break/>Сл<text:span text:style-name="T28">едовательно</text:span>, мы можем добавить сво<text:span text:style-name="T28">й</text:span> новый обработчик системного вызова в <text:span text:style-name="T1">любую</text:span> неиспользуемую позицию таблицы <text:span text:style-name="T6">sys_call_table</text:span>. <text:span text:style-name="T31">Обратим внимание на то, что в этих позициях находятся не устаревшие, неиспользуемые вызовы, а помещён именно вызов, единственным действием которого является возврат кода ошибки. Более того, разработчики ядра не имеют права повторно использовать эти позиции, иначе совершенно устаревшие приложение могло бы вызывать, того не подозревая, новый замещающий вызов.</text:span></text:p>
      <text:p text:style-name="P47"><text:span text:style-name="T31">Статически, т</text:span>екстуально в исходном коде,<text:span text:style-name="T31"> можно в деталях рассмотреть </text:span>структуру таблицы <text:span text:style-name="T6">sys_call_table </text:span><text:span text:style-name="T18">(</text:span><text:span text:style-name="T1">для </text:span><text:span text:style-name="T3">выбранной платформы и версии</text:span><text:span text:style-name="T47">)</text:span><text:span text:style-name="T46">.</text:span> <text:span text:style-name="T31">Для таких изучений мало пригоден сам исходный код как он представлен разработчиками, но, к счастью для наших целей, на сегодня существует весьма много ресурсов, визуализирующих код ядра средствами проекта LXR (</text:span>Linux Kernel Cross Reference<text:span text:style-name="T31">), например </text:span><text:a xlink:type="simple" xlink:href="http://lxr.oss.org.cn/source/arch/x86/kernel/syscall_table_32.S?v=3.0.26"><text:span text:style-name="T31">здесь</text:span></text:a><text:span text:style-name="T31"> или </text:span><text:a xlink:type="simple" xlink:href="http://lxr.free-electrons.com/source/"><text:span text:style-name="T31">здесь</text:span></text:a><text:span text:style-name="T31"> (это позволяет сравнивать версии и с лёгкостью находить нужные идентификаторы). Я для примера покажу только те позиции </text:span><text:span text:style-name="T9">sys_call_table</text:span><text:span text:style-name="T31"> ядра 3.0.26 архитектуры x86 которые содержат </text:span>(<text:span text:style-name="T32">файл </text:span><text:span text:style-name="T11">&lt;arch/x86/kernel/syscall_table_32.S</text:span><text:span text:style-name="T12">&gt;</text:span><text:span text:style-name="T32">) ссылку на </text:span><text:span text:style-name="T8">sys_ni_syscall</text:span><text:span text:style-name="T34"> (но к ядру 3.2 и далее этот файл исчезнет даже из дерева кодов ... но принципы формирования таблицы останутся те же и вид её не изменится):</text:span></text:p>
      <text:p text:style-name="Программный_20_код">ENTRY(sys_call_table)</text:p>
      <text:p text:style-name="Программный_20_код"><text:s text:c="8"/>.long sys_restart_syscall <text:s text:c="3"/>/* 0 - old "setup()" system call, used for restarting */</text:p>
      <text:p text:style-name="Программный_20_код"><text:s text:c="8"/>.long sys_exit</text:p>
      <text:p text:style-name="Программный_20_код">...</text:p>
      <text:p text:style-name="Программный_20_код"><text:s text:c="8"/>.long sys_ni_syscall <text:s text:c="8"/>/* old break syscall holder */ <text:s text:c="3"/>//<text:span text:style-name="T33">17</text:span></text:p>
      <text:p text:style-name="P15"><text:s text:c="8"/>.long sys_ni_syscall <text:s text:c="8"/>/* old stty syscall holder */ <text:s text:c="7"/>//31 </text:p>
      <text:p text:style-name="P15"><text:s text:c="8"/>.long sys_ni_syscall <text:s text:c="8"/>/* old gtty syscall holder */ <text:s text:c="7"/>//32 </text:p>
      <text:p text:style-name="P15"><text:s text:c="8"/>.long sys_ni_syscall <text:s text:c="8"/>/* 35 - old ftime syscall holder */ <text:s/>//35 </text:p>
      <text:p text:style-name="P15"><text:s text:c="8"/>.long sys_ni_syscall <text:s text:c="8"/>/* old prof syscall holder */ <text:s text:c="7"/>//44 </text:p>
      <text:p text:style-name="P15"><text:s text:c="8"/>.long sys_ni_syscall <text:s text:c="8"/>/* old lock syscall holder */ <text:s text:c="7"/>//53 </text:p>
      <text:p text:style-name="P18"><text:s text:c="8"/>.long sys_ni_syscall <text:s text:c="8"/>/* old mpx syscall holder */ <text:s text:c="8"/>//56 </text:p>
      <text:p text:style-name="P18"><text:s text:c="8"/>.long sys_ni_syscall <text:s text:c="8"/>/* old ulimit syscall holder */ <text:s text:c="5"/>//58 </text:p>
      <text:p text:style-name="P18"><text:s text:c="8"/>.long sys_ni_syscall <text:s text:c="8"/>/* old profil syscall holder */ <text:s text:c="5"/>//98 </text:p>
      <text:p text:style-name="P18"><text:s text:c="8"/>.long sys_ni_syscall <text:s text:c="8"/>/* old "idle" system call */ <text:s text:c="8"/>//112 </text:p>
      <text:p text:style-name="P18"><text:s text:c="8"/>.long sys_ni_syscall <text:s text:c="8"/>/* old "create_module" */ <text:s text:c="11"/>//127 </text:p>
      <text:p text:style-name="P18"><text:s text:c="8"/>.long sys_ni_syscall <text:s text:c="8"/>/* 130: old "get_kernel_syms" */ <text:s text:c="4"/>//130 </text:p>
      <text:p text:style-name="P18"><text:s text:c="8"/>.long sys_ni_syscall <text:s text:c="8"/>/* reserved for afs_syscall */ <text:s text:c="6"/>//137 </text:p>
      <text:p text:style-name="P18"><text:s text:c="8"/>.long sys_ni_syscall <text:s text:c="8"/>/* Old sys_query_module */ <text:s text:c="10"/>//167 </text:p>
      <text:p text:style-name="P18"><text:s text:c="8"/>.long sys_ni_syscall <text:s text:c="8"/>/* reserved for streams1 */ <text:s text:c="9"/>//188 </text:p>
      <text:p text:style-name="P18"><text:s text:c="8"/>.long sys_ni_syscall <text:s text:c="8"/>/* reserved for streams2 */ <text:s text:c="9"/>//189 </text:p>
      <text:p text:style-name="P18"><text:s text:c="8"/>.long sys_ni_syscall <text:s text:c="8"/>/* reserved for TUX */ <text:s text:c="14"/>//222 </text:p>
      <text:p text:style-name="P15"><text:s text:c="8"/>.long sys_ni_syscall <text:s text:c="45"/>//223 </text:p>
      <text:p text:style-name="P18"><text:s text:c="8"/>.long sys_ni_syscall <text:s text:c="45"/>//251 </text:p>
      <text:p text:style-name="P18"><text:s text:c="8"/>.long sys_ni_syscall <text:s text:c="8"/>/* sys_vserver */ <text:s text:c="19"/>//273 </text:p>
      <text:p text:style-name="P18"><text:s text:c="8"/>.long sys_ni_syscall <text:s text:c="8"/>/* 285 */ /* available */ <text:s text:c="11"/>//285</text:p>
      <text:p text:style-name="P15">... </text:p>
      <text:p text:style-name="P18"><text:s text:c="8"/>.long sys_setns <text:s text:c="50"/>// 346 </text:p>
      <text:p text:style-name="P29"><text:span text:style-name="T34">В </text:span>листинге показаны только неиспользуемые позиции <text:span text:style-name="T35">(за исключением начала и конца таблицы)</text:span>, <text:span text:style-name="T34">комментарии оставлены из исходного кода, </text:span>а <text:span text:style-name="T34">последний комментарий, с номером позиции системного вызова, добавлен мной.</text:span></text:p>
      <text:p text:style-name="Text_20_body">Видим, что для этой версии ядра таблица имеет 347 позиций <text:span text:style-name="T36">системных вызовов</text:span>, из которых 21 не задействованы. Анализу неиспользуемых позиций <text:span text:style-name="T1">в динамике</text:span>, <text:span text:style-name="T36">не полагаясь на изменчивые коды ядра,</text:span> и будет посвящён первый рассматриваемый модуль <text:span text:style-name="T45">ядра</text:span>:</text:p>
      <text:p text:style-name="P19">static void **taddr, <text:s text:c="20"/>// адрес sys_call_table </text:p>
      <text:p text:style-name="P19"><text:s text:c="12"/>*niaddr; <text:s text:c="20"/>// адрес sys_ni_syscall() </text:p>
      <text:p text:style-name="P19">static int nsys = 0; <text:s text:c="19"/>// число систеных вызовов в версии</text:p>
      <text:p text:style-name="P19"/>
      <text:p text:style-name="P19">#define SYS_NR_MAX 450 </text:p>
      <text:p text:style-name="P19">// SYS_NR_MAX - произвольно большое, больше длины sys_call_table </text:p>
      <text:p text:style-name="P19"><text:soft-page-break/>static int sys_length( void* data, const char* sym, struct module* mod, unsigned long addr ) { </text:p>
      <text:p text:style-name="P19"><text:s text:c="3"/>int i; </text:p>
      <text:p text:style-name="P19"><text:s text:c="3"/>if( ( strstr( sym, "sys_" ) != sym ) || </text:p>
      <text:p text:style-name="P19"><text:s text:c="7"/>( 0 == strcmp( "sys_call_table", sym ) ) ) return 0; </text:p>
      <text:p text:style-name="P19"><text:s text:c="3"/>for( i = 0; i &lt; SYS_NR_MAX; i++ ) { </text:p>
      <text:p text:style-name="P19"><text:s text:c="6"/>if( taddr[ i ] == (void*)addr ) { <text:s/>// найден sys_* в sys_call_table </text:p>
      <text:p text:style-name="P19"><text:s text:c="9"/>if( i &gt; nsys ) nsys = i; </text:p>
      <text:p text:style-name="P19"><text:s text:c="9"/>break; </text:p>
      <text:p text:style-name="P19"><text:s text:c="6"/>} </text:p>
      <text:p text:style-name="P19"><text:s text:c="3"/>} </text:p>
      <text:p text:style-name="P19"><text:s text:c="3"/>return 0; </text:p>
      <text:p text:style-name="P19">} </text:p>
      <text:p text:style-name="P19"/>
      <text:p text:style-name="P19">static void put_entries( void ) { </text:p>
      <text:p text:style-name="P19"><text:s text:c="3"/>int i, ni = 0; </text:p>
      <text:p text:style-name="P19"><text:s text:c="3"/>char buf[ 200 ] = ""; </text:p>
      <text:p text:style-name="P19"><text:s text:c="3"/>for( i = 0; i &lt;= nsys; i++ ) </text:p>
      <text:p text:style-name="P19"><text:s text:c="6"/>if( taddr[ i ] == niaddr ) { </text:p>
      <text:p text:style-name="P19"><text:s text:c="9"/>ni++; </text:p>
      <text:p text:style-name="P19"><text:s text:c="9"/>sprintf( buf + strlen( buf ), "%03d, ", i ); </text:p>
      <text:p text:style-name="P19"><text:s text:c="6"/>} </text:p>
      <text:p text:style-name="P19"><text:s text:c="3"/>LOG( "found %d unused entries: %s\n", ni, buf ); </text:p>
      <text:p text:style-name="P19">} </text:p>
      <text:p text:style-name="P19"/>
      <text:p text:style-name="P19">static int __init init_driver( void ) { </text:p>
      <text:p text:style-name="P19"><text:s text:c="3"/>if( NULL == ( taddr = (void**)kallsyms_lookup_name( "sys_call_table" ) ) ) { </text:p>
      <text:p text:style-name="P19"><text:s text:c="6"/>ERR( "sys_call_table not found!\n" ); </text:p>
      <text:p text:style-name="P19"><text:s text:c="6"/>return -EFAULT; </text:p>
      <text:p text:style-name="P19"><text:s text:c="3"/>} </text:p>
      <text:p text:style-name="P19"><text:s text:c="3"/>LOG( "sys_call_table address = %p\n", taddr ); </text:p>
      <text:p text:style-name="P19"><text:s text:c="3"/>if( NULL == ( niaddr = (void*)kallsyms_lookup_name( "sys_ni_syscall" ) ) ) { </text:p>
      <text:p text:style-name="P19"><text:s text:c="6"/>ERR( "sys_ni_syscall found!\n" ); </text:p>
      <text:p text:style-name="P19"><text:s text:c="6"/>return -EFAULT; </text:p>
      <text:p text:style-name="P19"><text:s text:c="3"/>} </text:p>
      <text:p text:style-name="P19"><text:s text:c="3"/>LOG( "sys_ni_syscall address = %p\n", niaddr ); </text:p>
      <text:p text:style-name="P19"><text:s text:c="3"/>kallsyms_on_each_symbol( sys_length, NULL ); </text:p>
      <text:p text:style-name="P19"><text:s text:c="3"/>LOG( "sys_call_table length = %d\n", nsys + 1 ); </text:p>
      <text:p text:style-name="P19"><text:s text:c="3"/>put_entries(); </text:p>
      <text:p text:style-name="P19"><text:s text:c="3"/>return -EPERM; </text:p>
      <text:p text:style-name="P19">} </text:p>
      <text:p text:style-name="P19"/>
      <text:p text:style-name="P19">module_init( init_driver ); </text:p>
      <text:p text:style-name="P20"/>
      <text:p text:style-name="P30">К<text:span text:style-name="T37">ак и раньше, необязательные детали (такие как макрос </text:span><text:span text:style-name="T13">LOG()</text:span><text:span text:style-name="T37"> и др.) не показаны, все они есть в полных прилагаемых файлах.</text:span></text:p>
      <text:p text:style-name="P7"><text:span text:style-name="T37">Можно было бы пойти проще (что тоже корректно) — для выяснения протяжённости </text:span><text:span text:style-name="T13">sys_call_table</text:span><text:span text:style-name="T37"> просто пересчитать число символов ядра по маске </text:span><text:span text:style-name="T13">sys_*</text:span><text:span text:style-name="T37"> и вычесть 1 (сам символ </text:span><text:span text:style-name="T13">sys_call_table</text:span><text:span text:style-name="T37">). Но мы идём избыточным путём:</text:span></text:p>
      <text:list xml:id="list2869201876195259811" text:style-name="L2">
        <text:list-item>
          <text:p text:style-name="P45"><text:span text:style-name="T45">в цикле </text:span>находится очередной символ по маске <text:span text:style-name="T6">sys_*</text:span>; </text:p>
        </text:list-item>
        <text:list-item>
          <text:p text:style-name="P45">его <text:span text:style-name="T1">позиция</text:span> разыскивается в <text:span text:style-name="T6">sys_call_table</text:span> (это дополнительная перестраховка, что это <text:span text:style-name="T1">системный</text:span> вызов); <text:s/></text:p>
        </text:list-item>
        <text:list-item>
          <text:p text:style-name="P45"><text:soft-page-break/>еси эта позиция больше, чем найденные ранее для предыдущих символов, то на считается <text:span text:style-name="T45">текущим </text:span>номером <text:span text:style-name="T1">последнего</text:span> вызова (текущим размером <text:span text:style-name="T6">sys_call_table</text:span>);</text:p>
        </text:list-item>
      </text:list>
      <text:p text:style-name="P31">Такая избыточная (но вовсе не необходимая) схема позволяет попутно уточнить точный размер таблицы системных вызовов для ваши архитектуры и версии ядра Linux:</text:p>
      <text:p text:style-name="Пример_20_команды">$ uname -p </text:p>
      <text:p text:style-name="P21">i686 </text:p>
      <text:p text:style-name="Пример_20_команды">$ uname -r </text:p>
      <text:p text:style-name="P21">3.13.0-37-generic </text:p>
      <text:p text:style-name="Пример_20_команды">$ sudo insmod nsys.ko </text:p>
      <text:p text:style-name="P21">insmod: ERROR: could not insert module nsys.ko: Operation not permitted </text:p>
      <text:p text:style-name="Пример_20_команды">$ dmesg | tail -n 4 </text:p>
      <text:p text:style-name="P21">[10751.601851] ! sys_call_table address = c1666140 </text:p>
      <text:p text:style-name="P21">[10751.602194] ! sys_ni_syscall address = c1075930 </text:p>
      <text:p text:style-name="P21">[10751.659769] ! sys_call_table length = 351 </text:p>
      <text:p text:style-name="P21">[10751.659779] ! found 27 unused entries: 017, 031, 032, 035, 044, 053, 056, 058, 098, 112, 127, 130, 137, 167, 169, 188, 189, 222, 223, 251, 273, 274, 275, 276, 285, 294, 317, </text:p>
      <text:p text:style-name="P21"/>
      <text:p text:style-name="Text_20_body"><text:span text:style-name="T37">Итого, в этой версии 351 системных вызовов, из которых 27 не используются (почти 10% размера таблицы). С</text:span>табильность этого списка очень высока (сознательно для анализа кода была выбрана версия 3.0.<text:span text:style-name="T37">26</text:span>, а для исполнения в динамике верси<text:span text:style-name="T38">и</text:span> 2.6.32 <text:span text:style-name="T38">и 3.13</text:span>, отстоящие друг от друга более чем на <text:span text:style-name="T38">4</text:span> года выпуска).</text:p>
      <text:p text:style-name="P50"><text:span text:style-name="T4">Примечание:</text:span><text:span text:style-name="T43"> Не отвлекаясь в сторону, отметим тем не менее вскользь, что написание модуля в подобной манере, который а). не предназначен для загрузки вообще, б). и в <text:s/>связи с этим сознательно возвращает не нулевой код завершения, в). а потому и вообще не имеет функции выгрузки (</text:span><text:span text:style-name="T51">__exit</text:span><text:span text:style-name="T43">) — это прямой эквивалент пользовательского приложения (начинающегося от точки </text:span><text:span text:style-name="T51">main()</text:span><text:span text:style-name="T43">), но только выполняющегося в режиме супервизора, с максимальными привилегиями. Но это уже предмет для другого разговора...</text:span></text:p>
      <text:h text:style-name="P39" text:outline-level="2"><text:span text:style-name="T22">Реализация нового системного вызова </text:span><text:s/></text:h>
      <text:p text:style-name="P4">Теперь мы готовы <text:span text:style-name="T38">возвратиться к </text:span>реализа<text:span text:style-name="T48">ции</text:span> <text:span text:style-name="T38">сформулированной задачи: добавить новый</text:span> системный вызов. <text:span text:style-name="T38">Естественно, нам также понадобится и тестовое приложение </text:span>пользовательского пространства использующ<text:span text:style-name="T48">ее</text:span> такой вызов. Номер нового вызова определён в общем заголовочном файле <text:span text:style-name="T38">(</text:span><text:span text:style-name="T15">syscall.h</text:span><text:span text:style-name="T38">)</text:span>, для согласованности использ<text:span text:style-name="T25">ования модулем и </text:span>программ<text:span text:style-name="T25">ой (там же и упоминавшиеся макросы </text:span><text:span text:style-name="T16">LOG()</text:span><text:span text:style-name="T25">, </text:span><text:span text:style-name="T16">ERR()</text:span><text:span text:style-name="T25"> и другая мелочёвка)</text:span>:</text:p>
      <text:p text:style-name="P22">// номер нового добавляемого системного вызова </text:p>
      <text:p text:style-name="P22">#define __NR_own 223 </text:p>
      <text:p text:style-name="P22">// может быть взят любой, полученный при загрузке модуля nsys.ko </text:p>
      <text:p text:style-name="P22">// для ядра 3.31 был получен ряд из 27 позиций: </text:p>
      <text:p text:style-name="P22">// 017, 031, 032, 035, 044, 053, 056, 058, 098, 112, </text:p>
      <text:p text:style-name="P22">// 127, 130, 137, 167, 169, 188, 189, 222, 223, 251, </text:p>
      <text:p text:style-name="P22">// 273, 274, 275, 276, 285, 294, 317, </text:p>
      <text:p text:style-name="P24"/>
      <text:p text:style-name="P8">Проще и понятнее начать <text:span text:style-name="T48">именн </text:span>с пользовательского приложения, которое будет выполнять новый системный вызов. <text:span text:style-name="T48">Здесь всё просто — проще не бывает</text:span>:</text:p>
      <text:p text:style-name="P26">static void do_own_call( char *str ) { </text:p>
      <text:p text:style-name="P26"><text:s text:c="3"/>int n = syscall( __NR_own, str, strlen( str ) ); </text:p>
      <text:p text:style-name="P26"><text:s text:c="3"/>if( n == 0 ) LOG( "syscall return %d\n", n ); </text:p>
      <text:p text:style-name="P26"><text:s text:c="3"/>else { </text:p>
      <text:p text:style-name="P26"><text:s text:c="6"/>ERR( "syscall error %d : %s\n", n, strerror( -n ) ); </text:p>
      <text:p text:style-name="P26"><text:soft-page-break/><text:s text:c="6"/>exit( n ); </text:p>
      <text:p text:style-name="P26"><text:s text:c="3"/>} </text:p>
      <text:p text:style-name="P26">} </text:p>
      <text:p text:style-name="P23"/>
      <text:p text:style-name="P23">int main( int argc, char *argv[] ) { </text:p>
      <text:p text:style-name="P23"><text:s text:c="3"/>if( 1 == argc ) do_own_call( "DEFAULT STRING" ); </text:p>
      <text:p text:style-name="P23"><text:s text:c="3"/>else </text:p>
      <text:p text:style-name="P23"><text:s text:c="6"/>while( --argc &gt; 0 ) do_own_call( argv[ argc ] ); </text:p>
      <text:p text:style-name="P23"><text:s text:c="3"/>return EXIT_SUCCESS; </text:p>
      <text:p text:style-name="P23">}; </text:p>
      <text:p text:style-name="P32">Программа может делать один или серию (если <text:span text:style-name="T48">указать </text:span>несколько параметров в командной строке) системных вызовов <text:span text:style-name="T48">и </text:span>передаёт символьный параметр в вызов (подобно тому, как это делает, например <text:span text:style-name="T6">sys_write</text:span>). <text:span text:style-name="T48">А уже в коде модуля мы сможем </text:span>видеть как эта строка копируется в пространство ядра. Но главным интересом здесь есть код возврата: успех или неудача выполнения системного вызова.</text:p>
      <text:p text:style-name="P9">А вот и модуль, который «подхватывает» такой вызов со стороны ядра:</text:p>
      <text:p text:style-name="P25">// системный вызов с двумя параметрами: </text:p>
      <text:p text:style-name="P25">asmlinkage long (*old_sys_addr) ( const char __user *buf, size_t count ); </text:p>
      <text:p text:style-name="P25"/>
      <text:p text:style-name="P25">asmlinkage long new_sys_call ( const char __user *buf, size_t count ) { </text:p>
      <text:p text:style-name="P25"><text:s text:c="3"/>static char buf_msg[ 80 ]; </text:p>
      <text:p text:style-name="P25"><text:s text:c="3"/>int res = copy_from_user( buf_msg, (void*)buf, count ); </text:p>
      <text:p text:style-name="P25"><text:s text:c="3"/>buf_msg[ count ] = '\0'; </text:p>
      <text:p text:style-name="P25"><text:s text:c="3"/>LOG( "accepted %d bytes: %s\n", count, buf_msg ); </text:p>
      <text:p text:style-name="P25"><text:s text:c="3"/>return res; </text:p>
      <text:p text:style-name="P25">}; </text:p>
      <text:p text:style-name="P25"/>
      <text:p text:style-name="P25">static void **taddr; // адрес таблицы sys_call_table </text:p>
      <text:p text:style-name="P25"/>
      <text:p text:style-name="P25">static int __init new_sys_init( void ) { </text:p>
      <text:p text:style-name="P25"><text:s text:c="3"/>void *waddr; </text:p>
      <text:p text:style-name="P25"><text:s text:c="3"/>if( NULL == ( taddr = (void**)kallsyms_lookup_name( "sys_call_table" ) ) ) { </text:p>
      <text:p text:style-name="P25"><text:s text:c="6"/>ERR( "sys_call_table not found!\n" ); </text:p>
      <text:p text:style-name="P25"><text:s text:c="6"/>return -EFAULT; </text:p>
      <text:p text:style-name="P25"><text:s text:c="3"/>} </text:p>
      <text:p text:style-name="P25"><text:s text:c="3"/>old_sys_addr = (void*)taddr[ __NR_own ]; </text:p>
      <text:p text:style-name="P25"><text:s text:c="3"/>if( ( waddr = (void*)kallsyms_lookup_name( "sys_ni_syscall" ) ) != NULL ) </text:p>
      <text:p text:style-name="P25"><text:s text:c="6"/>LOG( "sys_ni_syscall address = %p\n", waddr ); </text:p>
      <text:p text:style-name="P25"><text:s text:c="3"/>else { </text:p>
      <text:p text:style-name="P25"><text:s text:c="6"/>ERR( "sys_ni_syscall not found!\n" ); </text:p>
      <text:p text:style-name="P25"><text:s text:c="6"/>return -EFAULT; </text:p>
      <text:p text:style-name="P25"><text:s text:c="3"/>} </text:p>
      <text:p text:style-name="P25"><text:s text:c="3"/>if( old_sys_addr != waddr ) { </text:p>
      <text:p text:style-name="P25"><text:s text:c="6"/>ERR( "not free slot!\n" ); </text:p>
      <text:p text:style-name="P25"><text:s text:c="6"/>return -EINVAL; </text:p>
      <text:p text:style-name="P25"><text:s text:c="3"/>} </text:p>
      <text:p text:style-name="P25"><text:s text:c="3"/>LOG( "old sys_call_table[%d] = %p\n", __NR_own, taddr[ __NR_own ] ); </text:p>
      <text:p text:style-name="P25"><text:s text:c="3"/>rw_enable(); </text:p>
      <text:p text:style-name="P25"><text:s text:c="3"/>taddr[ __NR_own ] = new_sys_call; </text:p>
      <text:p text:style-name="P25"><text:s text:c="3"/>rw_disable(); </text:p>
      <text:p text:style-name="P25"><text:s text:c="3"/>LOG( "new sys_call_table[%d] = %p\n", __NR_own, taddr[ __NR_own ] ); </text:p>
      <text:p text:style-name="P25"><text:s text:c="3"/>return 0; </text:p>
      <text:p text:style-name="P25">} </text:p>
      <text:p text:style-name="P25"><text:soft-page-break/></text:p>
      <text:p text:style-name="P25">static void __exit new_sys_exit( void ) { </text:p>
      <text:p text:style-name="P25"><text:s text:c="3"/>rw_enable(); </text:p>
      <text:p text:style-name="P25"><text:s text:c="3"/>taddr[ __NR_own ] = old_sys_addr; </text:p>
      <text:p text:style-name="P25"><text:s text:c="3"/>rw_disable(); </text:p>
      <text:p text:style-name="P25"><text:s text:c="3"/>LOG( "restore sys_call_table[%d] = %p\n", __NR_own, taddr[ __NR_own ] ); </text:p>
      <text:p text:style-name="P25"><text:s text:c="3"/>return; </text:p>
      <text:p text:style-name="P25">} </text:p>
      <text:p text:style-name="P25"/>
      <text:p text:style-name="P25">module_init( new_sys_init ); </text:p>
      <text:p text:style-name="P25">module_exit( new_sys_exit ); </text:p>
      <text:p text:style-name="P25"/>
      <text:p text:style-name="P33">Здесь также делается двойная перестраховка — <text:span text:style-name="T39">проверка </text:span>соответствия адреса в заданной (<text:span text:style-name="T6">__NR_own</text:span>) позиции <text:s/>таблицы <text:span text:style-name="T19">sys_call_table</text:span> адресу <text:span text:style-name="T39">неиспользуемых системных вызовов</text:span> <text:span text:style-name="T19">sys_ni_syscall</text:span>. </text:p>
      <text:p text:style-name="P10">И теперь оцениваем то, что у нас получилось:</text:p>
      <text:p text:style-name="Пример_20_команды">$ ./syscall </text:p>
      <text:p text:style-name="P26">syscall error -1 : Operation not permitted </text:p>
      <text:p text:style-name="Пример_20_команды">$ echo $? </text:p>
      <text:p text:style-name="P26">255 </text:p>
      <text:p text:style-name="Пример_20_команды">$ sudo insmod adds.ko </text:p>
      <text:p text:style-name="Пример_20_команды">$ lsmod | head -n3 </text:p>
      <text:p text:style-name="P23">Module <text:s text:c="17"/>Size <text:s/>Used by </text:p>
      <text:p text:style-name="P23">adds <text:s text:c="18"/>12622 <text:s/>0 </text:p>
      <text:p text:style-name="P23">pci_stub <text:s text:c="14"/>12550 <text:s/>1 </text:p>
      <text:p text:style-name="Пример_20_команды">$ dmesg | tail -n3 </text:p>
      <text:p text:style-name="P23">[15000.600618] ! sys_ni_syscall address = c1075930 </text:p>
      <text:p text:style-name="P23">[15000.600622] ! old sys_call_table[223] = c1075930 </text:p>
      <text:p text:style-name="P23">[15000.600623] ! new sys_call_table[223] = f87d9000 </text:p>
      <text:p text:style-name="Пример_20_команды">$ ./syscall new string for call </text:p>
      <text:p text:style-name="P23">syscall return 0 </text:p>
      <text:p text:style-name="P23">syscall return 0 </text:p>
      <text:p text:style-name="P23">syscall return 0 </text:p>
      <text:p text:style-name="P23">syscall return 0 </text:p>
      <text:p text:style-name="Пример_20_команды">$ dmesg | tail -n4 </text:p>
      <text:p text:style-name="P23">[15070.680753] ! accepted 4 bytes: call </text:p>
      <text:p text:style-name="P23">[15070.680799] ! accepted 3 bytes: for </text:p>
      <text:p text:style-name="P23">[15070.680804] ! accepted 6 bytes: string </text:p>
      <text:p text:style-name="P23">[15070.680807] ! accepted 3 bytes: new </text:p>
      <text:p text:style-name="Пример_20_команды">$ ./syscall 'new string for call' </text:p>
      <text:p text:style-name="P23">syscall return 0 </text:p>
      <text:p text:style-name="Пример_20_команды">$ dmesg | tail -n1 </text:p>
      <text:p text:style-name="P23">[15167.526452] ! accepted 19 bytes: new string for call </text:p>
      <text:p text:style-name="Пример_20_команды">$ sudo rmmod adds </text:p>
      <text:p text:style-name="Пример_20_команды">$ dmesg | tail -n1 </text:p>
      <text:p text:style-name="P23">[15199.917817] ! restore sys_call_table[223] = c1075930 </text:p>
      <text:p text:style-name="P35">$ ./syscall </text:p>
      <text:p text:style-name="P27">syscall error -1 : Operation not permitted </text:p>
      <text:p text:style-name="P23"/>
      <text:p text:style-name="P28"><text:span text:style-name="T40">После выгрузки модуля я</text:span>дро <text:span text:style-name="T40">более </text:span>не в состоянии поддержать выполнение требуемого программе системного вызова!</text:p>
      <text:h text:style-name="P40" text:outline-level="2"><text:soft-page-break/>Обсуждение </text:h>
      <text:p text:style-name="P12">Обсуждать тут, собственно, нечего — всё прозрачно показано примером. <text:span text:style-name="T41">Но я вначале обещал высказать свои соображения зачем такое вообще <text:s/>может иметь применение (но ещё раз повторю своё твёрдое убеждение в том, что вопрос «зачем?» в программировании, в общем случае, бессмысленный). Показанный трюк предоставляет ещё один путь взаимодействия (двухстороннего) приложений с ядром. Да, конечно есть возможность сделать то же через </text:span><text:span text:style-name="T21">/dev</text:span><text:span text:style-name="T41">, </text:span><text:span text:style-name="T17">/proc</text:span><text:span text:style-name="T41">, или </text:span><text:span text:style-name="T17">/sys</text:span><text:span text:style-name="T41"> … но каждый из этих способов тяжеловеснее, чем системный вызов, он вовлекает в работу большее число промежуточных механизмов ядра.</text:span></text:p>
      <text:p text:style-name="P48"><text:span text:style-name="T41">Когда представляется возможность использовать подобный механизм? Например, для асинхронных уведомлений приложения о некоторых событиях в ядре, когда отдельный поток приложения заблокирован на системном вызове до наступления ожидаемого события. Таким событием может быть, например, аппаратное прерывание (IRQ) от отлаживаемого нового устройства (в меру не быстрого). При таком подходе любые операции ввода-вывода с устройством можно реализовать из пространства пользователя, используя операции группы </text:span><text:span text:style-name="T17">inb()</text:span><text:span text:style-name="T41">, </text:span><text:span text:style-name="T6">outb(</text:span><text:span text:style-name="T14">)</text:span><text:span text:style-name="T42"> ... , или </text:span><text:span text:style-name="T14">ioperm()</text:span><text:span text:style-name="T42"> и </text:span><text:span text:style-name="T14">iopl()</text:span><text:span text:style-name="T42">. Всё это вместе даёт возможность изучить работу и выписать код обмена с устройством в самых тонких деталях не выходя за пределы пространства пользователя, без рисков и сложностей, связанных с привилегированным режимом ядра. А дальше уже по обстоятельствам и по желанию: можно механически переписать код этого оттестированного драйвера в форме модуля, или оставить как он и есть в пользовательском пространстве.</text:span></text:p>
      <text:p text:style-name="P49"><text:span text:style-name="T4">Примечание:</text:span><text:span text:style-name="T43"> Замечание выше о низкой скорости устройств, которые только и можно отрабатывать подобным образом, не следует принимать слишком дословно. По настоящему высокоскоростные устройства и внутри ядра Linux не работают по прерываниям, а используют циклический программный опрос. Как, например, </text:span><text:span text:style-name="T4">все</text:span><text:span text:style-name="T43"> сетевые интерфейсы сетевого стека на аппаратном уровне … кто знает сетевую подсистему Linux тот поймёт о чём это я.</text:span></text:p>
      <text:p text:style-name="P51">Я уже не говорю о разработчиках проприетарного железа и проектов, которые имеют такие же права на существование в природе, как и прочие. В их работах подобная техника может найти почву для применения.</text:p>
      <text:h text:style-name="P41" text:outline-level="2"><text:span text:style-name="T27">Эпилог</text:span> </text:h>
      <text:p text:style-name="P13">Поскольку это заключительная часть небольшого цикла о таком непривычном (неприличном?) обращении с системными вызовами Linux, то хотелось бы в два слова высказать в порядке общего итога рассказанного.</text:p>
      <text:p text:style-name="P11"><text:span text:style-name="T43">Когда приступаешь к написанию модулей ли ядра, или патчей к ядру, первоначально возникает ощущение скованности, ограниченности только теми возможностями, которые предоставляет плохо документированный API ядра, либо описаны в немногочисленных и давно устаревших книгах по типу «написание драйверов Linux». Но опыты, подобные описанным в этом цикле, и ещё множество иных подобных, подсказывают, что в модуле ядра вы имеете в доступе </text:span><text:span text:style-name="T4">все</text:span><text:span text:style-name="T43"> (без исключения!) возможности пространства пользователя (запуск новых процессов и потоков, посылка сигналов UNIX др.). И плюс к этому недостижимые в пользовательском пространстве возможности, связанные с привилегированным (супервизор, кольцо 0) режимом защиты процессора (привилегированные команды, внутренние регистры процессора, реакция на прерывания).</text:span></text:p>
      <text:p text:style-name="P13">Показать это — вот главная цель этого цикла статей, а <text:span text:style-name="T49">вовсе </text:span>не всего лишь частные задачи подмены или добавления системных вызовов. <text:span text:style-name="T44">Программирование в режиме ядра должно создавать такое ощущение свободы, что здесь вы подобны богам и можете здесь всё. Но это же требует и адекватной степени ответственности...</text:span></text:p>
      <text:p text:style-name="P5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47cm" style:contextual-spacing="false" fo:line-height="120%" fo:text-align="justify" style:justify-single-word="false" fo:text-indent="1cm" style:auto-text-indent="false"/>
      <style:text-properties fo:font-size="10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Heading_20_2" style:display-name="Heading 2" style:family="paragraph" style:parent-style-name="Title" style:next-style-name="Text_20_body" style:default-outline-level="2" style:class="text">
      <style:paragraph-properties fo:margin-top="1cm" fo:margin-bottom="0.499cm" style:contextual-spacing="false"/>
      <style:text-properties fo:font-size="16pt" fo:font-style="italic" fo:font-weight="bold" style:font-size-asian="14pt" style:font-style-asian="italic" style:font-weight-asian="normal" style:font-size-complex="14pt" style:font-style-complex="italic" style:font-weight-complex="bold"/>
    </style:style>
    <style:style style:name="Программный_20_код" style:display-name="Программный код" style:family="paragraph" style:parent-style-name="Text_20_body" style:class="text" style:master-page-name="">
      <style:paragraph-properties fo:margin-left="0.4cm" fo:margin-right="0cm" fo:margin-top="0cm" fo:margin-bottom="0.101cm" style:contextual-spacing="false" fo:text-align="start" style:justify-single-word="false" fo:text-indent="0cm" style:auto-text-indent="false" style:page-number="auto"/>
      <style:text-properties style:font-name="Liberation Mono" fo:font-family="'Liberation Mono'" style:font-family-generic="modern" style:font-pitch="fixed" fo:font-size="8pt" fo:font-weight="normal" style:font-size-asian="8pt" style:font-weight-asian="bold" style:font-size-complex="8pt" style:font-weight-complex="bold"/>
    </style:style>
    <style:style style:name="Пример_20_команды" style:display-name="Пример команды" style:family="paragraph" style:parent-style-name="Программный_20_код" style:class="text">
      <style:text-properties fo:font-weight="bold"/>
    </style:style>
    <style:style style:name="Перечисление" style:family="paragraph" style:parent-style-name="Text_20_body" style:class="text">
      <style:paragraph-properties fo:margin-left="0cm" fo:margin-right="0cm" fo:margin-top="0.101cm" fo:margin-bottom="0.101cm" style:contextual-spacing="false" fo:text-align="start" style:justify-single-word="false" fo:text-indent="0cm" style:auto-text-indent="false"/>
    </style:style>
    <style:style style:name="Название_20_листинга" style:display-name="Название листинга" style:family="paragraph" style:parent-style-name="Программный_20_код" style:class="text">
      <style:paragraph-properties fo:margin-top="0cm" fo:margin-bottom="0.3cm" style:contextual-spacing="false"/>
      <style:text-properties fo:font-size="10pt" fo:font-style="italic" style:text-underline-style="solid" style:text-underline-width="auto" style:text-underline-color="font-color" fo:font-weight="bold"/>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Примечание" style:family="paragraph" style:parent-style-name="Text_20_body" style:class="text">
      <style:paragraph-properties fo:margin-left="0cm" fo:margin-right="0cm" fo:margin-top="0.499cm" fo:margin-bottom="0.3cm" style:contextual-spacing="false" fo:text-align="justify" style:justify-single-word="false" fo:text-indent="0cm" style:auto-text-indent="false"/>
      <style:text-properties style:font-name="Liberation Serif" fo:font-family="'Liberation Serif'" style:font-family-generic="roman" style:font-pitch="variable" fo:font-size="9pt" fo:font-weight="normal" style:font-size-asian="10pt" style:font-weight-asian="bold" style:font-size-complex="10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17T21:48:55.095555594</meta:creation-date>
    <meta:generator>LibreOffice/4.2.8.2$Linux_x86 LibreOffice_project/420m0$Build-2</meta:generator>
    <dc:date>2015-10-07T18:17:04.102711275</dc:date>
    <meta:editing-duration>P2DT15H21M24S</meta:editing-duration>
    <meta:editing-cycles>55</meta:editing-cycles>
    <meta:document-statistic meta:table-count="0" meta:image-count="0" meta:object-count="0" meta:page-count="7" meta:paragraph-count="230" meta:word-count="2491" meta:character-count="17852" meta:non-whitespace-character-count="14327"/>
  </office:meta>
</office:document-meta>
</file>